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Policepardéfaut" style:family="text">
      <style:text-properties fo:font-weight="bold" style:font-weight-asian="bold"/>
    </style:style>
    <style:style style:name="P4" style:parent-style-name="Paragraphedeliste" style:list-style-name="LFO1" style:family="paragraph"/>
  </office:automatic-styles>
  <office:body>
    <office:text text:use-soft-page-breaks="true">
      <text:p text:style-name="P1">TD Maven</text:p>
      <text:p text:style-name="Normal"><text:span text:style-name="T2">Étape 1 </text:span>: Que remarque-t-on lorsque l’on exécute pour la première fois la commande<text:s/><text:span text:style-name="T3">mvn compile</text:span><text:s/>?</text:p>
      <text:list text:style-name="LFO1" text:continue-numbering="true">
        <text:list-item>
          <text:p text:style-name="P4">« no sources to compile », le répertoire « target » n’est pas créé. Pourquoi ? parce que les sources ne respectent pas la convention « src/main/java »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bault Osmont</meta:initial-creator>
    <dc:creator>Thibault Osmont</dc:creator>
    <meta:creation-date>2015-11-04T10:47:00Z</meta:creation-date>
    <dc:date>2015-11-04T10:50:00Z</dc:date>
    <meta:template xlink:href="Normal" xlink:type="simple"/>
    <meta:editing-cycles>1</meta:editing-cycles>
    <meta:editing-duration>PT180S</meta:editing-duration>
    <meta:document-statistic meta:page-count="1" meta:paragraph-count="1" meta:word-count="39" meta:character-count="257" meta:row-count="1" meta:non-whitespace-character-count="219"/>
  </office:meta>
</office:document-meta>
</file>